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0.957cm" fo:min-width="3.257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2cm" fo:min-width="6.4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yle 1" draw:style-name="gr1" draw:text-style-name="P2" draw:layer="layout" svg:width="3.81cm" svg:height="1.27cm" svg:x="7.985cm" svg:y="13.065cm">
          <text:p text:style-name="P1"><text:span text:style-name="T1">0x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9.863cm" svg:height="1.27cm" svg:x="4.079cm" svg:y="8.42cm">
          <text:p text:style-name="P3">Node shift = 1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4.162cm" svg:y="9.707cm">
          <text:p text:style-name="P3">Entry 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6.462cm" svg:y="9.707cm">
          <text:p text:style-name="P3">Entry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8.862cm" svg:y="9.707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1.362cm" svg:y="9.707cm">
          <text:p text:style-name="P3">Entry 7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127cm" svg:y1="10.842cm" svg:x2="8.62cm" svg:y2="12.747cm">
          <text:p/>
        </draw:line>
        <draw:custom-shape draw:style-name="gr5" draw:text-style-name="P3" draw:layer="layout" svg:width="16.385cm" svg:height="1.587cm" svg:x="6.205cm" svg:y="5.052cm">
          <text:p text:style-name="P3">xa_store_order <text:s/>index=0, order=12, entry=0x1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6.985cm" svg:height="2.222cm" svg:x="15.095cm" svg:y="8.545cm">
          <text:p text:style-name="P3">Offset: (index &gt;&gt; order) &lt;&lt; order = 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12T09:10:44.273583066</dc:date>
    <meta:editing-duration>PT43M1S</meta:editing-duration>
    <meta:editing-cycles>7</meta:editing-cycles>
    <meta:generator>LibreOffice/7.3.7.2$Linux_X86_64 LibreOffice_project/30$Build-2</meta:generator>
    <meta:document-statistic meta:object-count="9"/>
  </office:meta>
</office:document-meta>
</file>